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e53" officeooo:paragraph-rsid="000fbe53"/>
    </style:style>
    <style:style style:name="P2" style:family="paragraph" style:parent-style-name="Standard">
      <style:text-properties officeooo:rsid="000fbe53" officeooo:paragraph-rsid="0013a695"/>
    </style:style>
    <style:style style:name="P3" style:family="paragraph" style:parent-style-name="Standard">
      <style:paragraph-properties fo:text-align="center" style:justify-single-word="false"/>
      <style:text-properties officeooo:rsid="000fbe53" officeooo:paragraph-rsid="0013a695"/>
    </style:style>
    <style:style style:name="P4" style:family="paragraph" style:parent-style-name="Standard">
      <style:paragraph-properties fo:text-align="center" style:justify-single-word="false"/>
      <style:text-properties officeooo:rsid="000fbe53" officeooo:paragraph-rsid="001447c2"/>
    </style:style>
    <style:style style:name="P5" style:family="paragraph" style:parent-style-name="Standard">
      <style:text-properties officeooo:rsid="000fbe53" officeooo:paragraph-rsid="00147b35"/>
    </style:style>
    <style:style style:name="P6" style:family="paragraph" style:parent-style-name="Standard">
      <style:text-properties officeooo:rsid="000fbe53" officeooo:paragraph-rsid="0018f41d"/>
    </style:style>
    <style:style style:name="P7" style:family="paragraph" style:parent-style-name="Standard">
      <style:text-properties officeooo:rsid="000fbe53" officeooo:paragraph-rsid="001bf9bb"/>
    </style:style>
    <style:style style:name="P8" style:family="paragraph" style:parent-style-name="Standard">
      <style:text-properties officeooo:rsid="0011eba8" officeooo:paragraph-rsid="0011eba8"/>
    </style:style>
    <style:style style:name="P9" style:family="paragraph" style:parent-style-name="Standard">
      <style:text-properties officeooo:rsid="0013a695" officeooo:paragraph-rsid="0013a695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fbe53" officeooo:paragraph-rsid="001447c2" style:font-weight-asian="bold" style:font-weight-complex="bold"/>
    </style:style>
    <style:style style:name="P11" style:family="paragraph" style:parent-style-name="Standard">
      <style:text-properties fo:font-weight="bold" officeooo:rsid="000fbe53" officeooo:paragraph-rsid="000fbe5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47b3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1c4a1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1bf9b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a34c1" officeooo:paragraph-rsid="001a34c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1c4a1b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1447c2"/>
    </style:style>
    <style:style style:name="P18" style:family="paragraph" style:parent-style-name="Standard">
      <style:paragraph-properties fo:text-align="center" style:justify-single-word="false"/>
      <style:text-properties officeooo:paragraph-rsid="00147b35"/>
    </style:style>
    <style:style style:name="P19" style:family="paragraph" style:parent-style-name="Standard">
      <style:paragraph-properties fo:text-align="center" style:justify-single-word="false"/>
      <style:text-properties officeooo:paragraph-rsid="00166382"/>
    </style:style>
    <style:style style:name="P20" style:family="paragraph" style:parent-style-name="Standard">
      <style:paragraph-properties fo:text-align="center" style:justify-single-word="false"/>
      <style:text-properties officeooo:paragraph-rsid="00172a5b"/>
    </style:style>
    <style:style style:name="P21" style:family="paragraph" style:parent-style-name="Standard">
      <style:paragraph-properties fo:text-align="center" style:justify-single-word="false"/>
      <style:text-properties officeooo:paragraph-rsid="001bf9bb"/>
    </style:style>
    <style:style style:name="P22" style:family="paragraph" style:parent-style-name="Standard">
      <style:paragraph-properties fo:text-align="center" style:justify-single-word="false"/>
      <style:text-properties officeooo:paragraph-rsid="001c4a1b"/>
    </style:style>
    <style:style style:name="P23" style:family="paragraph" style:parent-style-name="Standard">
      <style:paragraph-properties fo:text-align="start" style:justify-single-word="false"/>
      <style:text-properties officeooo:rsid="001447c2" officeooo:paragraph-rsid="001447c2"/>
    </style:style>
    <style:style style:name="P24" style:family="paragraph" style:parent-style-name="Standard">
      <style:text-properties officeooo:rsid="001447c2" officeooo:paragraph-rsid="001447c2"/>
    </style:style>
    <style:style style:name="P25" style:family="paragraph" style:parent-style-name="Standard">
      <style:text-properties officeooo:rsid="00147b35" officeooo:paragraph-rsid="00147b35"/>
    </style:style>
    <style:style style:name="P26" style:family="paragraph" style:parent-style-name="Standard">
      <style:paragraph-properties fo:text-align="start" style:justify-single-word="false"/>
      <style:text-properties officeooo:rsid="00147b35" officeooo:paragraph-rsid="00147b35"/>
    </style:style>
    <style:style style:name="P27" style:family="paragraph" style:parent-style-name="Standard">
      <style:paragraph-properties fo:text-align="start" style:justify-single-word="false"/>
      <style:text-properties officeooo:rsid="00147b35" officeooo:paragraph-rsid="0017bdcf"/>
    </style:style>
    <style:style style:name="P28" style:family="paragraph" style:parent-style-name="Standard">
      <style:paragraph-properties fo:text-align="center" style:justify-single-word="false"/>
      <style:text-properties officeooo:rsid="00147b35" officeooo:paragraph-rsid="00172a5b"/>
    </style:style>
    <style:style style:name="P29" style:family="paragraph" style:parent-style-name="Standard">
      <style:paragraph-properties fo:text-align="center" style:justify-single-word="false"/>
      <style:text-properties officeooo:rsid="00147b35" officeooo:paragraph-rsid="001bf9bb"/>
    </style:style>
    <style:style style:name="P30" style:family="paragraph" style:parent-style-name="Standard">
      <style:text-properties officeooo:paragraph-rsid="0011eba8"/>
    </style:style>
    <style:style style:name="P31" style:family="paragraph" style:parent-style-name="Standard">
      <style:text-properties officeooo:rsid="0018f41d" officeooo:paragraph-rsid="0018f41d"/>
    </style:style>
    <style:style style:name="P32" style:family="paragraph" style:parent-style-name="Standard">
      <style:text-properties officeooo:rsid="001a34c1" officeooo:paragraph-rsid="001a34c1"/>
    </style:style>
    <style:style style:name="P33" style:family="paragraph" style:parent-style-name="Standard">
      <style:paragraph-properties fo:text-align="center" style:justify-single-word="false"/>
      <style:text-properties officeooo:rsid="001a34c1" officeooo:paragraph-rsid="001a34c1"/>
    </style:style>
    <style:style style:name="P34" style:family="paragraph" style:parent-style-name="Standard">
      <style:paragraph-properties fo:text-align="start" style:justify-single-word="false"/>
      <style:text-properties officeooo:rsid="001a34c1" officeooo:paragraph-rsid="001a34c1"/>
    </style:style>
    <style:style style:name="P35" style:family="paragraph" style:parent-style-name="Standard">
      <style:paragraph-properties fo:text-align="start" style:justify-single-word="false"/>
      <style:text-properties officeooo:rsid="001b68d3" officeooo:paragraph-rsid="001b68d3"/>
    </style:style>
    <style:style style:name="P36" style:family="paragraph" style:parent-style-name="Standard">
      <style:paragraph-properties fo:text-align="start" style:justify-single-word="false"/>
      <style:text-properties officeooo:rsid="001bf9bb" officeooo:paragraph-rsid="001bf9bb"/>
    </style:style>
    <style:style style:name="P37" style:family="paragraph" style:parent-style-name="Standard">
      <style:paragraph-properties fo:text-align="start" style:justify-single-word="false"/>
      <style:text-properties officeooo:rsid="001c4a1b" officeooo:paragraph-rsid="001c4a1b"/>
    </style:style>
    <style:style style:name="P38" style:family="paragraph" style:parent-style-name="Standard">
      <style:paragraph-properties fo:text-align="center" style:justify-single-word="false"/>
      <style:text-properties fo:font-size="11pt" fo:font-weight="bold" officeooo:paragraph-rsid="001d05d6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1d05d6" officeooo:paragraph-rsid="001d05d6" style:font-weight-asian="normal" style:font-weight-complex="normal"/>
    </style:style>
    <style:style style:name="P40" style:family="paragraph" style:parent-style-name="Standard">
      <style:text-properties officeooo:rsid="001efd00" officeooo:paragraph-rsid="001efd00"/>
    </style:style>
    <style:style style:name="T1" style:family="text">
      <style:text-properties officeooo:rsid="000fbe53"/>
    </style:style>
    <style:style style:name="T2" style:family="text">
      <style:text-properties officeooo:rsid="00101ba7"/>
    </style:style>
    <style:style style:name="T3" style:family="text">
      <style:text-properties officeooo:rsid="0011eba8"/>
    </style:style>
    <style:style style:name="T4" style:family="text">
      <style:text-properties officeooo:rsid="0013a695"/>
    </style:style>
    <style:style style:name="T5" style:family="text">
      <style:text-properties officeooo:rsid="001447c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be53" style:font-weight-asian="bold" style:font-weight-complex="bold"/>
    </style:style>
    <style:style style:name="T8" style:family="text">
      <style:text-properties fo:font-weight="bold" officeooo:rsid="001447c2" style:font-weight-asian="bold" style:font-weight-complex="bold"/>
    </style:style>
    <style:style style:name="T9" style:family="text">
      <style:text-properties officeooo:rsid="00147b35"/>
    </style:style>
    <style:style style:name="T10" style:family="text">
      <style:text-properties officeooo:rsid="00172a5b"/>
    </style:style>
    <style:style style:name="T11" style:family="text">
      <style:text-properties officeooo:rsid="0017aeb8"/>
    </style:style>
    <style:style style:name="T12" style:family="text">
      <style:text-properties officeooo:rsid="0017bdcf"/>
    </style:style>
    <style:style style:name="T13" style:family="text">
      <style:text-properties officeooo:rsid="0018f41d"/>
    </style:style>
    <style:style style:name="T14" style:family="text">
      <style:text-properties officeooo:rsid="0019cabb"/>
    </style:style>
    <style:style style:name="T15" style:family="text">
      <style:text-properties officeooo:rsid="001b68d3"/>
    </style:style>
    <style:style style:name="T16" style:family="text">
      <style:text-properties officeooo:rsid="001bf9bb"/>
    </style:style>
    <style:style style:name="T17" style:family="text">
      <style:text-properties officeooo:rsid="001c4a1b"/>
    </style:style>
    <style:style style:name="T18" style:family="text">
      <style:text-properties officeooo:rsid="001d0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2</text:p>
      <text:p text:style-name="P11">1.</text:p>
      <text:p text:style-name="P1">“Hay espectadores que les gustan las películas de acción”</text:p>
      <text:p text:style-name="P9"/>
      <text:p text:style-name="P9">Signatura:</text:p>
      <text:p text:style-name="P1">Σ = {<text:span text:style-name="T4">E</text:span>/1, <text:span text:style-name="T4">P/1, A</text:span>/1, <text:span text:style-name="T4">G</text:span>/<text:span text:style-name="T4">2</text:span>}</text:p>
      <text:p text:style-name="P9">E(x): “x es espectador”</text:p>
      <text:p text:style-name="P9">P(x): “x es película”</text:p>
      <text:p text:style-name="P9">A(x): “x es de acción”</text:p>
      <text:p text:style-name="P9">G(x, y): “a x le gusta y”</text:p>
      <text:p text:style-name="P9"/>
      <text:p text:style-name="P9">La oración sigue un patrón particular afirmado donde la selección es “los espectadores” y las propiedades “<text:span text:style-name="T1">les gustan las películas de acción”.</text:span></text:p>
      <text:p text:style-name="P9"/>
      <text:p text:style-name="P3">∃x<text:span text:style-name="T4">(E(x)→“</text:span>les gustan las películas de acción”<text:span text:style-name="T4">)</text:span></text:p>
      <text:p text:style-name="P2"/>
      <text:p text:style-name="P9">La oración “<text:span text:style-name="T1">les gustan las películas de acción” </text:span>sigue un patrón particular afirmativo donde la selección son <text:span text:style-name="T5">[todas] </text:span>“las películas de acción” y las propiedades son (“les” = x) “les gustan”.</text:p>
      <text:p text:style-name="P9"/>
      <text:p text:style-name="P4">∀y(P(y)^A(y)→<text:span text:style-name="T4">G(x, y))</text:span></text:p>
      <text:p text:style-name="P9"/>
      <text:p text:style-name="P9">Por tanto la oración se formaliza</text:p>
      <text:p text:style-name="P10">∃x<text:span text:style-name="T4">(E(x)→∀</text:span>y(P(y)^A(y)→<text:span text:style-name="T4">G(x, y))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>“No es cierto que todos los pintores admiren todos los libros, ya que a algunos escritores no les <text:s/>gustan algunos cuadros.”</text:p>
      <text:p text:style-name="P1"/>
      <text:p text:style-name="P9">Signatura:</text:p>
      <text:p text:style-name="P2">Σ = {<text:span text:style-name="T4">P</text:span>/1, <text:span text:style-name="T4">L</text:span>/1, <text:span text:style-name="T4">C/1, A</text:span>/<text:span text:style-name="T4">2, G/2</text:span>}</text:p>
      <text:p text:style-name="P1">P(x): “x es pintor”</text:p>
      <text:p text:style-name="P1">L(x): “x es libro”</text:p>
      <text:p text:style-name="P1">C(x): “x es cuadro”</text:p>
      <text:p text:style-name="P1">A(x, y): “x admira y”</text:p>
      <text:p text:style-name="P1">G(x, y): “<text:span text:style-name="T2">a </text:span>x le gusta y”</text:p>
      <text:p text:style-name="P1"/>
      <text:p text:style-name="P9">La oración es una <text:span text:style-name="T5">implicación</text:span> de dos oraciones</text:p>
      <text:p text:style-name="P4"><text:span text:style-name="T5">[que] </text:span>“a algunos escritores no les <text:s/>gustan algunos cuadros”→“No es cierto que todos los pintores admiren todos los libros”</text:p>
      <text:p text:style-name="P23">La oración <text:span text:style-name="T1">“a algunos escritores no les gustan algunos cuadros” </text:span>es un particular negado donde la selección son “los escritores” y la propiedad (“les” = x) “no les gustan algunos cuadros”</text:p>
      <text:p text:style-name="P17"><text:span text:style-name="T1">∃x(E(x)→”no les gustan algunos cuadros”</text:span><text:span text:style-name="T5">)</text:span></text:p>
      <text:p text:style-name="P23">La oración “<text:span text:style-name="T1">no les gustan algunos cuadros” </text:span>es un particular negado donde la selección es “algunos cuadros” y la propiedad es (“les” = x) “no les gustan”</text:p>
      <text:p text:style-name="P19"><text:span text:style-name="T1">∃y(C(y)^¬</text:span><text:span text:style-name="T5">G(x, y))</text:span></text:p>
      <text:p text:style-name="P23">Entonces queda formalizada como</text:p>
      <text:p text:style-name="P19"><text:span text:style-name="T1">∃x(E(x)^∃y(C(y)^¬</text:span><text:span text:style-name="T5">G(x, y)))</text:span></text:p>
      <text:p text:style-name="P23">La oración <text:span text:style-name="T1">“No es cierto que todos los pintores admiren todos los libros” </text:span>es un universal negado donde la selección es “todos los pintores” y la propiedad es “<text:span text:style-name="T1">admiren todos los libros”</text:span></text:p>
      <text:p text:style-name="P17"><text:span text:style-name="T1">¬</text:span>∀x(P(x)→<text:span text:style-name="T5">“</text:span><text:span text:style-name="T1">admiren todos los libros”</text:span><text:span text:style-name="T5">)</text:span></text:p>
      <text:p text:style-name="P23">La oración “<text:span text:style-name="T1">admiren todos los libros” </text:span>es un universal afirmado donde la selección es “todos los libros” y la propiedad es [“los pintores” = x] “admiren”</text:p>
      <text:p text:style-name="P17">∀y(L(y)→<text:span text:style-name="T5">A(x, y)</text:span></text:p>
      <text:p text:style-name="P23">Entonces queda formalizada como</text:p>
      <text:p text:style-name="P17"><text:span text:style-name="T1">¬</text:span>∀x(P(x)→∀y(L(y)→<text:span text:style-name="T5">A(x, y))</text:span></text:p>
      <text:p text:style-name="P24">Finalmente uniendo las dos oraciones implicando y implicador obtenemos la formalización</text:p>
      <text:p text:style-name="P19"><text:span text:style-name="T7">∃x(E(x)^∃y(C(y)^¬</text:span><text:span text:style-name="T6">G(x, y))) → </text:span><text:span text:style-name="T7">¬</text:span><text:span text:style-name="T6">∀x(P(x)→∀y(L(y)→</text:span><text:span text:style-name="T8">A(x, y)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3.</text:p>
      <text:p text:style-name="P8">“Todos los amigos de Juan compran productos de primera necesidad en alguna tienda de barrio”</text:p>
      <text:p text:style-name="P8"/>
      <text:p text:style-name="P25">Signatura:</text:p>
      <text:p text:style-name="P5">Σ = {<text:span text:style-name="T9">A</text:span>/<text:span text:style-name="T9">2</text:span>, <text:span text:style-name="T9">C</text:span>/<text:span text:style-name="T11">3</text:span>, <text:span text:style-name="T9">P</text:span><text:span text:style-name="T4">/1, </text:span><text:span text:style-name="T9">T</text:span>/<text:span text:style-name="T9">1</text:span>}</text:p>
      <text:p text:style-name="P8">A(x, y): “x es amigo de y”</text:p>
      <text:p text:style-name="P8">C(x, y, <text:span text:style-name="T10">z</text:span>): “<text:span text:style-name="T10">x </text:span><text:span text:style-name="T9">compra </text:span><text:span text:style-name="T10">y</text:span><text:span text:style-name="T9"> en </text:span><text:span text:style-name="T10">z</text:span>”</text:p>
      <text:p text:style-name="P8">P(x): “x es <text:span text:style-name="T9">producto </text:span>de primera necesidad”</text:p>
      <text:p text:style-name="P8">T(x): “x es tienda de barrio”</text:p>
      <text:p text:style-name="P8"><text:span text:style-name="T9">J</text:span> Juan</text:p>
      <text:p text:style-name="P8"/>
      <text:p text:style-name="P25">La oración es un universal afirmativo donde la selección es “<text:span text:style-name="T3">Todos los amigos de Juan” </text:span>y la propiedad “<text:span text:style-name="T3">compran productos de primera necesidad en alguna tienda de barrio”</text:span></text:p>
      <text:p text:style-name="P18">∀<text:span text:style-name="T1">x</text:span><text:span text:style-name="T9">(A(x, J)→“</text:span><text:span text:style-name="T3">compran productos de primera necesidad en alguna tienda de barrio”</text:span><text:span text:style-name="T9">)</text:span></text:p>
      <text:p text:style-name="P25">La oración [“todos los amigos de juan” = x] “<text:span text:style-name="T3">compran productos de primera necesidad en alguna tienda de barrio” </text:span>es un universal afirmativo donde la selección es “<text:span text:style-name="T3">productos de primera necesidad” </text:span>y la propiedad es “compran en alguna tienda de barrio”</text:p>
      <text:p text:style-name="P20"><text:span text:style-name="T1">∃y(P(y)^</text:span><text:span text:style-name="T9">“compran en alguna tienda de barrio”)</text:span></text:p>
      <text:p text:style-name="P27">La oración [“todos los amigos de juan” = x] “compran <text:span text:style-name="T12">[“</text:span><text:span text:style-name="T3">productos de primera necesidad</text:span><text:span text:style-name="T12">” = y]</text:span> en alguna tienda de barrio” es un particular afirmativo donde la selección es “alguna tienda de barrio” y la propiedad es “comprar [“<text:span text:style-name="T3">productos de primera necesidad</text:span>” = y] en [“alguna tienda de barrio“=z]”</text:p>
      <text:p text:style-name="P28"><text:span text:style-name="T1">∃z(T(z)^</text:span>C(<text:span text:style-name="T12">x, </text:span>y, z))</text:p>
      <text:p text:style-name="P26">Entonces la oración queda formalizada como</text:p>
      <text:p text:style-name="P12">∀<text:span text:style-name="T1">x</text:span>(A(x, J)→<text:span text:style-name="T1">∃y(P(y)^∃z(T(z)^</text:span><text:span text:style-name="T9">C(</text:span><text:span text:style-name="T12">x, </text:span><text:span text:style-name="T9">y, z))))</text:span></text:p>
      <text:p text:style-name="P8"/>
      <text:p text:style-name="P8"/>
      <text:p text:style-name="P8"/>
      <text:p text:style-name="P40">antes lo tenia como</text:p>
      <text:p text:style-name="P30">∀<text:span text:style-name="T1">x∃</text:span><text:span text:style-name="T3">z(A(x, j)^P(y)^T(z)→C(x, y, z))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4.</text:p>
      <text:p text:style-name="P31">“El cuadrado y el cubo de algunos números naturales son el mismo número y, además, ambos números son menores que 2”</text:p>
      <text:p text:style-name="P31"/>
      <text:p text:style-name="P31">Signatura:</text:p>
      <text:p text:style-name="P6">Σ = {<text:span text:style-name="T14">s</text:span>/<text:span text:style-name="T13">2</text:span>, <text:span text:style-name="T14">c</text:span>/<text:span text:style-name="T13">2</text:span>, <text:span text:style-name="T13">N</text:span><text:span text:style-name="T4">/1, </text:span><text:span text:style-name="T13">E</text:span>/<text:span text:style-name="T13">2, M/1</text:span>}</text:p>
      <text:p text:style-name="P31"><text:span text:style-name="T14">s</text:span>(x): “<text:span text:style-name="T14">cuadrado de x</text:span>”</text:p>
      <text:p text:style-name="P31"><text:span text:style-name="T14">c</text:span>(x): “<text:span text:style-name="T14">cubo de x</text:span>”</text:p>
      <text:p text:style-name="P31">N(x): “x es un numero natural”</text:p>
      <text:p text:style-name="P31">E(x, y): “x e y son lo mismo”</text:p>
      <text:p text:style-name="P31">M(x): “x es menor que 2”</text:p>
      <text:p text:style-name="P31"/>
      <text:p text:style-name="P32">La oración es un particular afirmado donde la selección es x = “<text:span text:style-name="T13">algunos números naturales” </text:span>y la propiedad “<text:span text:style-name="T13">El cuadrado y el cubo </text:span>[de x] son el mismo numero y, además <text:span text:style-name="T13">ambos números son menores que 2</text:span>” que se formaliza como</text:p>
      <text:p text:style-name="P33"><text:span text:style-name="T1">∃</text:span>x(N(x)^“<text:span text:style-name="T13">El cuadrado y el cubo </text:span>[de x] son el mismo numero y, además <text:span text:style-name="T13">ambos números son menores que 2</text:span>”)</text:p>
      <text:p text:style-name="P34">La oración “<text:span text:style-name="T13">El cuadrado y el cubo </text:span>[de x] son el mismo numero y, además <text:span text:style-name="T13">ambos números son menores que 2</text:span>” es una conjunción de dos oraciones</text:p>
      <text:p text:style-name="P33">“<text:span text:style-name="T13">El cuadrado y el cubo </text:span>[de x] son el mismo numero” ^ “<text:span text:style-name="T13">ambos números </text:span>[<text:span text:style-name="T13">El cuadrado y el cubo </text:span>[de x]]<text:span text:style-name="T13"> son menores que 2</text:span>”</text:p>
      <text:p text:style-name="P34">La oración “<text:span text:style-name="T13">El cuadrado y el cubo </text:span>[de x] son el mismo numero” se formaliza inmediatamente como</text:p>
      <text:p text:style-name="P33">E(s(x), c(x))</text:p>
      <text:p text:style-name="P34">Y la oración “<text:span text:style-name="T13">ambos números </text:span>[<text:span text:style-name="T13">El cuadrado y el cubo </text:span>[de x]]<text:span text:style-name="T13"> son menores que 2</text:span>” se formaliza inmediatamente como</text:p>
      <text:p text:style-name="P33">M(s(x))^M(c(x))</text:p>
      <text:p text:style-name="P34">Quedando como</text:p>
      <text:p text:style-name="P15"><text:span text:style-name="T1">∃</text:span>x(N(x)^E(s(x), c(x))^M(s(x))^M(c(x)))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5">5.</text:p>
      <text:p text:style-name="P35">Las personas que leen cómics tienen imaginación. Las personas que tienen imaginación no son mediocres. Luego, las personas mediocres no tienen imaginación y no leen cómics.</text:p>
      <text:p text:style-name="P35"/>
      <text:p text:style-name="P35">Premisa 1: “Las personas que leen cómics tienen imaginación”</text:p>
      <text:p text:style-name="P35">Premisa 2: “Las personas que tienen imaginación no son mediocres”</text:p>
      <text:p text:style-name="P35">Conclusión: “Las personas mediocres no tienen imaginación y no leen cómics”</text:p>
      <text:p text:style-name="P35"/>
      <text:p text:style-name="P36">Signatura:</text:p>
      <text:p text:style-name="P7">Σ = {<text:span text:style-name="T16">P</text:span>/<text:span text:style-name="T16">1</text:span>, <text:span text:style-name="T14">c</text:span>/<text:span text:style-name="T13">2</text:span>, <text:span text:style-name="T13">N</text:span><text:span text:style-name="T4">/1, </text:span><text:span text:style-name="T13">E</text:span>/<text:span text:style-name="T13">2, M/1</text:span>}</text:p>
      <text:p text:style-name="P36">P(x): “x es persona”</text:p>
      <text:p text:style-name="P36">L(x, y): “x lee y”</text:p>
      <text:p text:style-name="P36">C(x): “x es comic”</text:p>
      <text:p text:style-name="P36">I(x): “x tiene imaginación”</text:p>
      <text:p text:style-name="P36">M(x): “x es mediocre”</text:p>
      <text:p text:style-name="P35"/>
      <text:p text:style-name="P36">La oración <text:span text:style-name="T15">“Las personas que leen cómics tienen imaginación” </text:span>es un universal afirmado donde la selección es x = “[todas] las personas que leen cómics” y la propiedad “[x] <text:span text:style-name="T15">tienen imaginación”</text:span></text:p>
      <text:p text:style-name="P22">∀<text:span text:style-name="T16">x(P(x)^“que leen cómics”→I(x))</text:span></text:p>
      <text:p text:style-name="P36">La oración “[x] que leen cómics” es un particular afirmado donde la selección es “comic” y la propiedad es “[x] leen” y se formaliza como</text:p>
      <text:p text:style-name="P29"><text:span text:style-name="T1">∃</text:span><text:span text:style-name="T16">y(C(y)^L(x, y))</text:span></text:p>
      <text:p text:style-name="P36">Resultando</text:p>
      <text:p text:style-name="P14">∀x(<text:span text:style-name="T16">P(x)^</text:span><text:span text:style-name="T1">∃</text:span><text:span text:style-name="T16">y(C(y)^L(x, y))→I(x))</text:span></text:p>
      <text:p text:style-name="P21"/>
      <text:p text:style-name="P36">La oración “<text:span text:style-name="T15">Las personas que tienen imaginación no son mediocres” </text:span>es un universal negado donde la selección es “<text:span text:style-name="T15">Las personas que tienen imaginación” </text:span>y la propiedad “<text:span text:style-name="T15">no son mediocres”</text:span></text:p>
      <text:p text:style-name="P14">∀x<text:span text:style-name="T16">(P(x)^I(x)</text:span><text:span text:style-name="T15">→</text:span><text:span text:style-name="T1">¬</text:span><text:span text:style-name="T16">M(x))</text:span></text:p>
      <text:p text:style-name="P36"/>
      <text:p text:style-name="P36">La oración <text:span text:style-name="T15">“Las personas mediocres no tienen imaginación y no leen cómics” </text:span>es un universal negado donde la selección es <text:span text:style-name="T15">“Las personas mediocres” </text:span>y la propiedad “<text:span text:style-name="T15">no tienen imaginación y no leen cómics”</text:span></text:p>
      <text:p text:style-name="P21">∀x(P(x)^M(x)→<text:span text:style-name="T1">¬</text:span><text:span text:style-name="T16">I(x)^</text:span><text:span text:style-name="T1">¬”</text:span><text:span text:style-name="T16">[x] leen cómics”)</text:span></text:p>
      <text:p text:style-name="P36">La oración <text:span text:style-name="T1">”</text:span>[x] leen cómics” es un particular afirmado donde la selección es “cómics” y la propiedad es “[x] leen”</text:p>
      <text:p text:style-name="P21"><text:span text:style-name="T1">∃</text:span>y<text:span text:style-name="T16">(C(y)^L(x, y))</text:span></text:p>
      <text:p text:style-name="P37">Resultando</text:p>
      <text:p text:style-name="P13">∀x(P(x)^M(x)→<text:span text:style-name="T1">¬</text:span><text:span text:style-name="T16">I(x)^</text:span><text:span text:style-name="T1">¬∃y</text:span><text:span text:style-name="T16">(C(y)^L(x, y))</text:span><text:span text:style-name="T17">)</text:span></text:p>
      <text:p text:style-name="P16"/>
      <text:p text:style-name="P39">La formalización del razonamiento entero es</text:p>
      <text:p text:style-name="P38"><text:span text:style-name="T18">{∀x(</text:span><text:span text:style-name="T16">P(x)^</text:span><text:span text:style-name="T1">∃</text:span><text:span text:style-name="T16">y(C(y)^L(x, y))→I(x)), ∀x(P(x)^I(x)</text:span><text:span text:style-name="T15">→</text:span><text:span text:style-name="T1">¬</text:span><text:span text:style-name="T16">M(x))</text:span><text:span text:style-name="T18">}</text:span>⊨<text:span text:style-name="T18">∀x(P(x)^M(x)→</text:span><text:span text:style-name="T1">¬</text:span><text:span text:style-name="T16">I(x)^</text:span><text:span text:style-name="T1">¬∃y</text:span><text:span text:style-name="T16">(C(y)^L(x, y))</text:span><text:span text:style-name="T17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2:20:13.339014009</meta:creation-date>
    <dc:date>2023-12-07T01:11:16.829086709</dc:date>
    <meta:editing-duration>PT15H21M12S</meta:editing-duration>
    <meta:editing-cycles>18</meta:editing-cycles>
    <meta:generator>LibreOffice/7.4.7.2$Linux_X86_64 LibreOffice_project/40$Build-2</meta:generator>
    <meta:document-statistic meta:table-count="0" meta:image-count="0" meta:object-count="0" meta:page-count="5" meta:paragraph-count="106" meta:word-count="1020" meta:character-count="6192" meta:non-whitespace-character-count="5276"/>
  </office:meta>
</office:document-meta>
</file>